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Heading_20_2">
      <style:text-properties fo:font-style="normal" style:font-style-asian="normal" style:font-style-complex="normal"/>
    </style:style>
    <style:style style:name="P6" style:family="paragraph" style:parent-style-name="Preformatted_20_Text">
      <style:paragraph-properties fo:margin-top="0in" fo:margin-bottom="0.1965in"/>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1" text:outline-level="1">versioning lazy loading</text:h>
      <text:h text:style-name="Heading_20_2" text:outline-level="2">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2" text:outline-level="2">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2" text:outline-level="2">Links</text:h>
      <text:h text:style-name="Heading_20_3" text:outline-level="3">Closed and open non-deleted</text:h>
      <text:p text:style-name="Text_20_body">The exact same process will work for linked nodes that are closed. <text:s/>However links existing in the current edit tree will be treated exactly the same as all other nodes.</text:p>
      <text:h text:style-name="Heading_20_3" text:outline-level="3">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5" text:outline-level="2">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1" text:outline-level="1">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1" text:outline-level="1"><text:soft-page-break/>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1" text:outline-level="1">Argument and other 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h text:style-name="Heading_20_1" text:outline-level="1">Lazy Loading in Edit Mode</text:h>
      <text:p text:style-name="Text_20_body"/>
      <text:h text:style-name="Heading_20_1" text:outline-level="1">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h text:style-name="Heading_20_1" text:outline-level="1">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1" text:outline-level="1">Email Notifications</text:h>
      <text:p text:style-name="Text_20_body">Lets keep this simple for now. <text:s/>A print out of the changes since the last email update should be sufficient. <text:s/>Later of course we'll want to think of better ways to do this.</text:p>
      <text:h text:style-name="Heading_20_1" text:outline-level="1">Definitions</text:h>
      <text:p text:style-name="Text_20_body">Keep thinking about this...</text:p>
      <text:p text:style-name="Text_20_body"/>
      <text:p text:style-name="Text_20_body"/>
      <text:h text:style-name="Heading_20_1" text:outline-level="1">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h text:style-name="Heading_20_1" text:outline-level="1">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2" text:outline-level="2">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Transactions</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6"><text:span text:style-name="Source_20_Text">}</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0-21T11:51:25.98</dc:date>
    <dc:creator>Isaac Kriegman</dc:creator>
    <meta:editing-duration>PT32H27M45S</meta:editing-duration>
    <meta:editing-cycles>24</meta:editing-cycles>
    <meta:document-statistic meta:table-count="0" meta:image-count="0" meta:object-count="0" meta:page-count="2" meta:paragraph-count="125" meta:word-count="2943" meta:character-count="17568"/>
  </office:meta>
</office:document-meta>
</file>